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text-properties fo:font-size="12pt"/>
    </style:style>
    <style:style style:name="T1" style:family="text">
      <style:text-properties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color="#000000" draw:fill="none" draw:fill-color="#ffffff" fo:min-height="2.92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0000" draw:fill="none" draw:fill-color="#ffffff" fo:min-height="2.895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color="#000000" draw:fill="none" draw:fill-color="#ffffff" fo:min-height="2.78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color="#000000" draw:fill="none" draw:fill-color="#ffffff" fo:min-height="2.82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color="#000000" draw:fill="none" draw:fill-color="#ffffff" fo:min-height="2.79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color="#000000" draw:fill="none" draw:fill-color="#ffffff" fo:min-height="2.2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style-name="gr1" draw:text-style-name="P1" svg:width="3.1362in" svg:height="2.9276in" svg:x="0.0563in" svg:y="0.0008in"><draw:text-box><text:p><text:span text:style-name="T1">STATS_SLIDE</text:span></text:p></draw:text-box></draw:frame><draw:frame text:anchor-type="paragraph" draw:z-index="1" draw:style-name="gr2" draw:text-style-name="P1" svg:width="3.0598in" svg:height="2.8961in" svg:x="6.3098in" svg:y="0.0008in"><draw:text-box><text:p><text:span text:style-name="T1">LOST_CHILD</text:span></text:p></draw:text-box></draw:frame><draw:frame text:anchor-type="paragraph" draw:z-index="2" draw:style-name="gr3" draw:text-style-name="P1" svg:width="3.1469in" svg:height="2.7815in" svg:x="0.0465in" svg:y="2.928in"><draw:text-box><text:p><text:span text:style-name="T1">IMAGE</text:span></text:p></draw:text-box></draw:frame><draw:frame text:anchor-type="paragraph" draw:z-index="3" draw:style-name="gr4" draw:text-style-name="P1" svg:width="3.0539in" svg:height="2.8232in" svg:x="6.3098in" svg:y="2.8965in"><draw:text-box><text:p><text:span text:style-name="T1">IMAGE</text:span></text:p></draw:text-box></draw:frame><draw:frame text:anchor-type="paragraph" draw:z-index="4" draw:style-name="gr5" svg:width="3.1169in" svg:height="2.7921in" svg:x="3.1929in" svg:y="2.928in"><draw:text-box><text:p>IMAGE</text:p></draw:text-box></draw:frame><draw:frame text:anchor-type="paragraph" draw:z-index="5" draw:style-name="gr1" svg:width="3.1177in" svg:height="2.9276in" svg:x="3.1925in" svg:y="0.0008in"><draw:text-box><text:p>STUDENTS_HELPING_STUDENTS</text:p></draw:text-box></draw:frame><draw:frame text:anchor-type="paragraph" draw:z-index="6" draw:style-name="gr6" draw:text-style-name="P1" svg:width="9.1996in" svg:height="2.2504in" svg:x="0.1146in" svg:y="5.9071in"><draw:text-box><text:p><text:span text:style-name="T1">COURSES</text:span></text:p><text:p><text:span text:style-name="T1"/></text:p><text:p><text:span text:style-name="T1"><text:s text:c="8"/></text:span><text:span text:style-name="T1">JAVASCRIPT <text:s text:c="68"/>HTML/CSS <text:s text:c="63"/>RUBY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8:37:37.453672782</meta:creation-date>
    <dc:date>2015-10-27T10:25:04.293930389</dc:date>
    <meta:editing-duration>PT1M20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2.4.2$Linux_X86_64 LibreOffice_project/420m0$Build-2</meta:generator>
  </office:meta>
</office:document-meta>
</file>